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Courier New3" svg:font-family="'Courier New'" style:font-family-generic="modern"/>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Table4" style:family="table">
      <style:table-properties style:width="6.9in" table:align="margins" fo:keep-with-next="always"/>
    </style:style>
    <style:style style:name="Table4.A" style:family="table-column">
      <style:table-column-properties style:column-width="6.9in" style:rel-column-width="65535*"/>
    </style:style>
    <style:style style:name="Table4.A1" style:family="table-cell">
      <style:table-cell-properties fo:padding="0.0382in" fo:border="0.0007in solid #000000"/>
    </style:style>
    <style:style style:name="Table6" style:family="table">
      <style:table-properties style:width="6.9in" table:align="margins" fo:keep-with-next="always"/>
    </style:style>
    <style:style style:name="Table6.A" style:family="table-column">
      <style:table-column-properties style:column-width="6.9in" style:rel-column-width="65535*"/>
    </style:style>
    <style:style style:name="Table6.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2.3035in" style:rel-column-width="21796*"/>
    </style:style>
    <style:style style:name="Table5.B" style:family="table-column">
      <style:table-column-properties style:column-width="4.6215in" style:rel-column-width="4373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A4" style:family="table-cell">
      <style:table-cell-properties fo:background-color="transparent" fo:padding="0.0382in" fo:border-left="0.0007in solid #000000" fo:border-right="none"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9" style:family="table">
      <style:table-properties style:width="6.925in" table:align="margins" fo:keep-with-next="always"/>
    </style:style>
    <style:style style:name="Table9.A" style:family="table-column">
      <style:table-column-properties style:column-width="6.925in" style:rel-column-width="65535*"/>
    </style:style>
    <style:style style:name="Table9.A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1.1826in" style:rel-column-width="11194*"/>
    </style:style>
    <style:style style:name="Table7.B" style:family="table-column">
      <style:table-column-properties style:column-width="5.7424in" style:rel-column-width="54341*"/>
    </style:style>
    <style:style style:name="Table7.1" style:family="table-row">
      <style:table-row-properties style:keep-together="false"/>
    </style:style>
    <style:style style:name="Table7.A1" style:family="table-cell">
      <style:table-cell-properties fo:padding="0in" fo:border="none"/>
    </style:style>
    <style:style style:name="Table7.B1" style:family="table-cell">
      <style:table-cell-properties fo:background-color="transparent" fo:padding="0in" fo:border="none">
        <style:background-image/>
      </style:table-cell-properties>
    </style:style>
    <style:style style:name="Table8" style:family="table">
      <style:table-properties style:width="6.925in" table:align="margins" fo:keep-with-next="alway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1.1826in" style:rel-column-width="11194*"/>
    </style:style>
    <style:style style:name="Table1.B" style:family="table-column">
      <style:table-column-properties style:column-width="5.7424in" style:rel-column-width="54341*"/>
    </style:style>
    <style:style style:name="Table1.1" style:family="table-row">
      <style:table-row-properties style:keep-together="false"/>
    </style:style>
    <style:style style:name="Table1.A1" style:family="table-cell">
      <style:table-cell-properties fo:padding="0in" fo:border="none"/>
    </style:style>
    <style:style style:name="Table1.B1" style:family="table-cell">
      <style:table-cell-properties fo:background-color="transparent" fo:padding="0in" fo:border="none">
        <style:background-image/>
      </style:table-cell-properties>
    </style:style>
    <style:style style:name="Table10" style:family="table">
      <style:table-properties style:width="6.925in" table:align="margins"/>
    </style:style>
    <style:style style:name="Table10.A" style:family="table-column">
      <style:table-column-properties style:column-width="2.3111in" style:rel-column-width="21869*"/>
    </style:style>
    <style:style style:name="Table10.B" style:family="table-column">
      <style:table-column-properties style:column-width="4.6139in" style:rel-column-width="43666*"/>
    </style:style>
    <style:style style:name="Table10.1" style:family="table-row">
      <style:table-row-properties style:keep-together="false"/>
    </style:style>
    <style:style style:name="Table11" style:family="table">
      <style:table-properties style:width="6.925in" table:align="margins" fo:keep-with-next="always"/>
    </style:style>
    <style:style style:name="Table11.A" style:family="table-column">
      <style:table-column-properties style:column-width="6.925in" style:rel-column-width="65535*"/>
    </style:style>
    <style:style style:name="Table11.A1" style:family="table-cell">
      <style:table-cell-properties fo:padding="0.0382in" fo:border="0.0007in solid #000000"/>
    </style:style>
    <style:style style:name="Table2" style:family="table">
      <style:table-properties style:width="6.925in" table:align="margins"/>
    </style:style>
    <style:style style:name="Table2.A" style:family="table-column">
      <style:table-column-properties style:column-width="2.3111in" style:rel-column-width="21869*"/>
    </style:style>
    <style:style style:name="Table2.B" style:family="table-column">
      <style:table-column-properties style:column-width="4.6139in" style:rel-column-width="43666*"/>
    </style:style>
    <style:style style:name="Table2.1" style:family="table-row">
      <style:table-row-properties style:keep-together="false"/>
    </style:style>
    <style:style style:name="Table12" style:family="table">
      <style:table-properties style:width="6.9056in" table:align="left" fo:keep-with-next="always"/>
    </style:style>
    <style:style style:name="Table12.A" style:family="table-column">
      <style:table-column-properties style:column-width="2.5479in"/>
    </style:style>
    <style:style style:name="Table12.B" style:family="table-column">
      <style:table-column-properties style:column-width="1.4868in"/>
    </style:style>
    <style:style style:name="Table12.C" style:family="table-column">
      <style:table-column-properties style:column-width="2.8708in"/>
    </style:style>
    <style:style style:name="Table12.1" style:family="table-row">
      <style:table-row-properties style:keep-together="false"/>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padding="0.0382in" fo:border="0.0007in solid #000000"/>
    </style:style>
    <style:style style:name="Table14" style:family="table">
      <style:table-properties style:width="6.9056in" table:align="left" fo:keep-with-next="always"/>
    </style:style>
    <style:style style:name="Table14.A" style:family="table-column">
      <style:table-column-properties style:column-width="2.5479in"/>
    </style:style>
    <style:style style:name="Table14.B" style:family="table-column">
      <style:table-column-properties style:column-width="1.4868in"/>
    </style:style>
    <style:style style:name="Table14.C" style:family="table-column">
      <style:table-column-properties style:column-width="2.8708in"/>
    </style:style>
    <style:style style:name="Table14.1" style:family="table-row">
      <style:table-row-properties style:keep-together="false"/>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fo:keep-with-next="always"/>
    </style:style>
    <style:style style:name="Table15.A" style:family="table-column">
      <style:table-column-properties style:column-width="6.925in" style:rel-column-width="65535*"/>
    </style:style>
    <style:style style:name="Table15.A1" style:family="table-cell">
      <style:table-cell-properties fo:padding="0.0382in" fo:border="0.0007in solid #000000"/>
    </style:style>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6" style:family="paragraph" style:parent-style-name="LNF_5f_ListNumberFirst">
      <style:paragraph-properties text:number-lines="true" text:line-number="0"/>
    </style:style>
    <style:style style:name="P7" style:family="paragraph" style:parent-style-name="LN_5f_ListNumber">
      <style:paragraph-properties text:number-lines="true" text:line-number="0"/>
    </style:style>
    <style:style style:name="T1" style:family="text" style:parent-style-name="Code_20_in_20_Text">
      <style:text-properties style:font-name="Courier New2"/>
    </style:style>
    <style:style style:name="T2" style:family="text">
      <style:text-properties fo:font-size="10pt" style:font-size-asian="10pt" style:font-size-complex="10pt"/>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Using the Java Messaging System</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WSDL Namespace|outline" text:style-name="Default" text:visited-style-name="Default">WSDL Namespace<text:tab/>1</text:a></text:p>
          <text:p text:style-name="P2"><text:a xlink:type="simple" xlink:href="#3.Configuration Namespace|outline" text:style-name="Default" text:visited-style-name="Default">Configuration Namespace<text:tab/>1</text:a></text:p>
          <text:p text:style-name="P2"><text:a xlink:type="simple" xlink:href="#4.Basic Endpoint Configuration|outline" text:style-name="Default" text:visited-style-name="Default">Basic Endpoint Configuration<text:tab/>1</text:a></text:p>
          <text:p text:style-name="P3"><text:a xlink:type="simple" xlink:href="#4.1.Using WSDL|outline" text:style-name="Default" text:visited-style-name="Default">Using WSDL<text:tab/>2</text:a></text:p>
          <text:p text:style-name="P3"><text:a xlink:type="simple" xlink:href="#4.2.Using Celtix Configuration|outline" text:style-name="Default" text:visited-style-name="Default">Using Celtix Configuration<text:tab/>3</text:a></text:p>
          <text:p text:style-name="P2"><text:a xlink:type="simple" xlink:href="#5.Consumer Endpoint Configuration|outline" text:style-name="Default" text:visited-style-name="Default">Consumer Endpoint Configuration<text:tab/>4</text:a></text:p>
          <text:p text:style-name="P3"><text:a xlink:type="simple" xlink:href="#5.1.Using Celtix Configuration|outline" text:style-name="Default" text:visited-style-name="Default">Using Celtix Configuration<text:tab/>5</text:a></text:p>
          <text:p text:style-name="P3"><text:a xlink:type="simple" xlink:href="#5.2.Using WSDL|outline" text:style-name="Default" text:visited-style-name="Default">Using WSDL<text:tab/>6</text:a></text:p>
          <text:p text:style-name="P2"><text:a xlink:type="simple" xlink:href="#6.Service Endpoint Configuration|outline" text:style-name="Default" text:visited-style-name="Default">Service Endpoint Configuration<text:tab/>6</text:a></text:p>
          <text:p text:style-name="P3"><text:a xlink:type="simple" xlink:href="#6.1.Using Celtix Configuration|outline" text:style-name="Default" text:visited-style-name="Default">Using Celtix Configuration<text:tab/>6</text:a></text:p>
          <text:p text:style-name="P3"><text:a xlink:type="simple" xlink:href="#6.2.Using WSDL|outline" text:style-name="Default" text:visited-style-name="Default">Using WSDL<text:tab/>7</text:a></text:p>
          <text:p text:style-name="P2"><text:a xlink:type="simple" xlink:href="#7.Using the JMS Context|outline" text:style-name="Default" text:visited-style-name="Default">Using the JMS Context<text:tab/>7</text:a></text:p>
          <text:p text:style-name="P3"><text:a xlink:type="simple" xlink:href="#7.1.Inspecting JMS Properties|outline" text:style-name="Default" text:visited-style-name="Default">Inspecting JMS Properties<text:tab/>7</text:a></text:p>
          <text:p text:style-name="P3"><text:a xlink:type="simple" xlink:href="#7.2.Setting JMS Properties|outline" text:style-name="Default" text:visited-style-name="Default">Setting JMS Properties<text:tab/>9</text:a></text:p>
        </text:index-body>
      </text:table-of-content>
      <text:h text:style-name="S_5f_Section" text:outline-level="1">Overview</text:h>
      <text:p text:style-name="N_5f_Normal">Celtix provides a transport plug-in that enables endpoints to use Java Messaging System (JMS) queues and topics. Celtix’s JMS transport plug-in uses the Java Naming and Directory Interface (JNDI) to locate and obtain references to the JMS provider that brokers for the JMS destinations. Once Celtix has established a connection to a JMS provider, Celtix supports the passing of messages packaged as either a JMS <text:span text:style-name="Code_20_in_20_Text">ObjectMessage</text:span> or a JMS <text:span text:style-name="Code_20_in_20_Text">TextMessage</text:span>.</text:p>
      <text:h text:style-name="S_5f_Section" text:outline-level="1">WSDL Namespace</text:h>
      <text:p text:style-name="N_5f_Normal">The WSDL extensions for defining a JMS endpoint are defined in the namespace <text:span text:style-name="Code_20_in_20_Text">http://celtix.objectweb.org/transports/jms</text:span>. In order to use the JMS extensions you will need to add the line shown in <text:sequence-ref text:reference-format="category-and-value" text:ref-name="refText0">Text 1</text:sequence-ref> to the <text:span text:style-name="Code_20_in_20_Text">definitions</text:span> element of your contract.</text:p>
      <table:table table:name="Table4" table:style-name="Table4">
        <table:table-column table:style-name="Table4.A"/>
        <table:table-row>
          <table:table-cell table:style-name="Table4.A1" office:value-type="string">
            <text:p text:style-name="C_5f_Code">xmlns:jms="http://celtix.objectweb.org/transports/jms"</text:p>
          </table:table-cell>
        </table:table-row>
      </table:table>
      <text:p text:style-name="Text">Text <text:sequence text:ref-name="refText0" text:name="Text" text:formula="ooow:Text+1" style:num-format="1">1</text:sequence>: JMS Extension Namespace</text:p>
      <text:h text:style-name="S_5f_Section" text:outline-level="1">Configuration Namespace</text:h>
      <text:p text:style-name="N_5f_Normal">The Celtix JMS endpoint configuration properties are specified under the namespace <text:a xlink:type="simple" xlink:href="http://celtix.objectweb.org/transports/jms">http://celtix.objectweb.org/transports/jms</text:a>. In order to use the JMS configuration properties you will need to add the line shown in <text:sequence-ref text:reference-format="category-and-value" text:ref-name="refText1">Text 2</text:sequence-ref> to the <text:span text:style-name="Code_20_in_20_Text">beans</text:span> element of your configuration.</text:p>
      <table:table table:name="Table6" table:style-name="Table6">
        <table:table-column table:style-name="Table6.A"/>
        <table:table-row>
          <table:table-cell table:style-name="Table6.A1" office:value-type="string">
            <text:p text:style-name="C_5f_Code">xmlns:jms="http://celtix.objectweb.org/transports/jms"</text:p>
          </table:table-cell>
        </table:table-row>
      </table:table>
      <text:p text:style-name="N_5f_Normal">Text <text:sequence text:ref-name="refText1" text:name="Text" text:formula="ooow:Text+1" style:num-format="1">2</text:sequence>: JMS Properties Namespace</text:p>
      <text:h text:style-name="S_5f_Section" text:outline-level="1">Basic Endpoint Configuration</text:h>
      <text:p text:style-name="N_5f_Normal">JMS endpoints need to know certain basic information about how to establish a connection to the proper destination. This information can be provided in one of two places:</text:p>
      <text:list text:style-name="List_20_1">
        <text:list-item>
          <text:p text:style-name="LB_5f_ListBullet"><text:a xlink:type="simple" xlink:href="#2.1.Using WSDL|outline">WSDL File</text:a></text:p>
        </text:list-item>
        <text:list-item>
          <text:p text:style-name="LB_5f_ListBullet"><text:a xlink:type="simple" xlink:href="#4.2.Using Celtix Configuration|outline">Celtix Configuration</text:a></text:p>
        </text:list-item>
      </text:list>
      <text:h text:style-name="SS_5f_Subsection" text:outline-level="2">Using WSDL</text:h>
      <text:p text:style-name="N_5f_Normal">The JMS destination information is provided using the <text:span text:style-name="Code_20_in_20_Text">jms:address</text:span> element and its child, the <text:span text:style-name="Code_20_in_20_Text">jms:JMSNamingProperties</text:span> element. The <text:span text:style-name="Code_20_in_20_Text">jms:address</text:span> element’s attributes specify the information needed to identify the JMS broker and the destination. The <text:span text:style-name="Code_20_in_20_Text">jms:JMSNamingProperties</text:span> element specifies the Java properties used to connect to the JNDI service.</text:p>
      <text:p text:style-name="BL_5f_BlockLabel">The address Element</text:p>
      <text:p text:style-name="N_5f_Normal">The basic configuration for a JMS endpoint is done by using a <text:span text:style-name="Code_20_in_20_Text">jms:address</text:span> element as the child of your service’s <text:span text:style-name="Code_20_in_20_Text">port</text:span> element. The <text:span text:style-name="Code_20_in_20_Text">jms:address</text:span> element uses the attributes described in <text:sequence-ref text:reference-format="category-and-value" text:ref-name="refTable0">Table 1</text:sequence-ref> to configure the connection to the JMS broker.</text:p>
      <table:table table:name="Table5" table:style-name="Table5">
        <table:table-column table:style-name="Table5.A"/>
        <table:table-column table:style-name="Table5.B"/>
        <table:table-header-rows>
          <table:table-row>
            <table:table-cell table:style-name="Table5.A1" office:value-type="string">
              <text:p text:style-name="Table_20_Heading">Attribute</text:p>
            </table:table-cell>
            <table:table-cell table:style-name="Table5.B1" office:value-type="string">
              <text:p text:style-name="Table_20_Heading">Description</text:p>
            </table:table-cell>
          </table:table-row>
        </table:table-header-rows>
        <table:table-row>
          <table:table-cell table:style-name="Table5.A2" office:value-type="string">
            <text:p text:style-name="N_5f_Normal"><text:span text:style-name="Code_20_in_20_Text">destinationStyle</text:span></text:p>
          </table:table-cell>
          <table:table-cell table:style-name="Table5.B2" office:value-type="string">
            <text:p text:style-name="N_5f_Normal">Specifies if the JMS destination is a JMS queue or a JMS topic.</text:p>
          </table:table-cell>
        </table:table-row>
        <table:table-row>
          <table:table-cell table:style-name="Table5.A2" office:value-type="string">
            <text:p text:style-name="N_5f_Normal"><text:span text:style-name="Code_20_in_20_Text">jndiConnectionFactoryName</text:span></text:p>
          </table:table-cell>
          <table:table-cell table:style-name="Table5.B2" office:value-type="string">
            <text:p text:style-name="N_5f_Normal">Specifies the JNDI name bound to the JMS connection factory to use when connecting to the JMS destination.</text:p>
          </table:table-cell>
        </table:table-row>
        <table:table-row>
          <table:table-cell table:style-name="Table5.A4" office:value-type="string">
            <text:p text:style-name="N_5f_Normal"><text:span text:style-name="Code_20_in_20_Text">jndiDestinationName</text:span></text:p>
          </table:table-cell>
          <table:table-cell table:style-name="Table5.B2" office:value-type="string">
            <text:p text:style-name="N_5f_Normal">Specifies the JNDI name bound to the JMS destination to which requests are sent.</text:p>
          </table:table-cell>
        </table:table-row>
        <table:table-row>
          <table:table-cell table:style-name="Table5.A2" office:value-type="string">
            <text:p text:style-name="N_5f_Normal"><text:span text:style-name="Code_20_in_20_Text">jndiReplyDestinationName</text:span></text:p>
          </table:table-cell>
          <table:table-cell table:style-name="Table5.B2" office:value-type="string">
            <text:p text:style-name="N_5f_Normal">Specifies the JNDI name bound to the JMS destinations where replies are sent. This attribute allows you to use a user defined destination for replies. For more details see <text:a xlink:type="simple" xlink:href="#0.0.Using a Named Reply Destination|outline">Using a Named Reply Destination</text:a>.</text:p>
          </table:table-cell>
        </table:table-row>
        <table:table-row>
          <table:table-cell table:style-name="Table5.A2" office:value-type="string">
            <text:p text:style-name="N_5f_Normal"><text:span text:style-name="Code_20_in_20_Text">connectionUserName</text:span></text:p>
          </table:table-cell>
          <table:table-cell table:style-name="Table5.B2" office:value-type="string">
            <text:p text:style-name="N_5f_Normal">Specifies the username to use when connecting to a JMS broker.</text:p>
          </table:table-cell>
        </table:table-row>
        <table:table-row>
          <table:table-cell table:style-name="Table5.A2" office:value-type="string">
            <text:p text:style-name="N_5f_Normal"><text:span text:style-name="Code_20_in_20_Text">connectionPassword</text:span></text:p>
          </table:table-cell>
          <table:table-cell table:style-name="Table5.B2" office:value-type="string">
            <text:p text:style-name="N_5f_Normal">Specifies the password to use when connecting to a JMS broker.</text:p>
          </table:table-cell>
        </table:table-row>
      </table:table>
      <text:p text:style-name="Table">Table <text:sequence text:ref-name="refTable0" text:name="Table" text:formula="ooow:Table+1" style:num-format="1">1</text:sequence>: JMS Endpoint Attributes</text:p>
      <text:p text:style-name="BL_5f_BlockLabel"><text:bookmark text:name="JMSNamingProperties"/>The JMSNamingProperties Element</text:p>
      <text:p text:style-name="N_5f_Normal">To increase interoperability with JMS and JNDI providers, the <text:span text:style-name="Code_20_in_20_Text">jms:address</text:span> element has a child element, <text:span text:style-name="Code_20_in_20_Text">jms:JMSNamingProperties</text:span>, that allows you to specify the values used to populate the properties used when connecting to the JNDI provider. The <text:span text:style-name="Code_20_in_20_Text">jms:JMSNamingProperties</text:span> element has two attributes: <text:span text:style-name="Code_20_in_20_Text">name</text:span> and <text:span text:style-name="Code_20_in_20_Text">value</text:span>. The <text:span text:style-name="Code_20_in_20_Text">name</text:span> attribute specifies the name of the property to set. The <text:span text:style-name="Code_20_in_20_Text">value</text:span> attribute specifies the value for the specified property. <text:span text:style-name="Code_20_in_20_Text">jms:JMSNamingProperties</text:span> element can also be used for specification of provider specific properties.</text:p>
      <text:p text:style-name="N_5f_Normal">The following is a list of common JNDI properties that can be set:</text:p>
      <text:list text:style-name="List_20_1">
        <text:list-item text:start-value="1">
          <text:p text:style-name="LB_5f_ListBullet"><text:span text:style-name="Code_20_in_20_Text">java.naming.factory.initial</text:span></text:p>
        </text:list-item>
        <text:list-item>
          <text:p text:style-name="LB_5f_ListBullet"><text:span text:style-name="Code_20_in_20_Text">java.naming.provider.url</text:span></text:p>
        </text:list-item>
        <text:list-item>
          <text:p text:style-name="LB_5f_ListBullet"><text:span text:style-name="Code_20_in_20_Text">java.naming.factory.object</text:span></text:p>
        </text:list-item>
        <text:list-item>
          <text:p text:style-name="LB_5f_ListBullet"><text:span text:style-name="Code_20_in_20_Text">java.naming.factory.state</text:span></text:p>
        </text:list-item>
        <text:list-item>
          <text:p text:style-name="LB_5f_ListBullet"><text:span text:style-name="Code_20_in_20_Text">java.naming.factory.url.pkgs</text:span></text:p>
        </text:list-item>
        <text:list-item>
          <text:p text:style-name="LB_5f_ListBullet"><text:span text:style-name="Code_20_in_20_Text">java.naming.dns.url</text:span></text:p>
        </text:list-item>
        <text:list-item>
          <text:p text:style-name="LB_5f_ListBullet"><text:span text:style-name="Code_20_in_20_Text">java.naming.authoritative</text:span></text:p>
        </text:list-item>
        <text:list-item>
          <text:p text:style-name="LB_5f_ListBullet"><text:span text:style-name="Code_20_in_20_Text">java.naming.batchsize</text:span></text:p>
        </text:list-item>
        <text:list-item>
          <text:p text:style-name="LB_5f_ListBullet"><text:span text:style-name="Code_20_in_20_Text">java.naming.referral</text:span></text:p>
        </text:list-item>
        <text:list-item>
          <text:p text:style-name="LB_5f_ListBullet"><text:span text:style-name="Code_20_in_20_Text">java.naming.security.protocol</text:span></text:p>
        </text:list-item>
        <text:list-item>
          <text:p text:style-name="LB_5f_ListBullet"><text:span text:style-name="Code_20_in_20_Text">java.naming.security.authentication</text:span></text:p>
        </text:list-item>
        <text:list-item>
          <text:p text:style-name="LB_5f_ListBullet"><text:span text:style-name="Code_20_in_20_Text">java.naming.security.principal</text:span></text:p>
        </text:list-item>
        <text:list-item>
          <text:p text:style-name="LB_5f_ListBullet"><text:span text:style-name="Code_20_in_20_Text">java.naming.security.credentials</text:span></text:p>
        </text:list-item>
        <text:list-item>
          <text:p text:style-name="LB_5f_ListBullet"><text:span text:style-name="Code_20_in_20_Text">java.naming.language</text:span></text:p>
        </text:list-item>
        <text:list-item>
          <text:p text:style-name="LB_5f_ListBullet"><text:span text:style-name="Code_20_in_20_Text">java.naming.applet</text:span></text:p>
        </text:list-item>
      </text:list>
      <text:p text:style-name="N_5f_Normal">For more details on what information to use in these attributes, check your JNDI provider’s documentation and <text:s/>consult the Java API reference material.</text:p>
      <text:p text:style-name="BL_5f_BlockLabel">Using a Named Reply Destination</text:p>
      <text:p text:style-name="N_5f_Normal">By default, Celtix endpoints using JMS create a temporary queue for sending replies back and forth. You can change this behavior by setting the <text:span text:style-name="Code_20_in_20_Text">jndiReplyDestinationName</text:span> attribute in the endpoint's contract. A Celtix client endpoint will listen for replies on the specified destination and it will specify the value of the attribute in the <text:span text:style-name="Code_20_in_20_Text">ReplyTo</text:span> field of all outgoing requests. A Celtix service endpoint will use the value of the <text:span text:style-name="Code_20_in_20_Text">jndiReplyDestinationName</text:span> attribute as the location for placing replies if there is no destination specified in the request’s <text:span text:style-name="Code_20_in_20_Text">ReplyTo</text:span> field.</text:p>
      <text:p text:style-name="BL_5f_BlockLabel">Example</text:p>
      <text:p text:style-name="N_5f_Normal"><text:sequence-ref text:reference-format="category-and-value" text:ref-name="refText2">Text 3</text:sequence-ref> shows an example of an Celtix JMS port specification.</text:p>
      <table:table table:name="Table3" table:style-name="Table3">
        <table:table-column table:style-name="Table3.A"/>
        <table:table-row>
          <table:table-cell table:style-name="Table3.A1" office:value-type="string">
            <text:p text:style-name="C_5f_Code">&lt;service name="JMSService"&gt;</text:p>
            <text:p text:style-name="C_5f_Code"><text:s/>&lt;port binding="tns:Greeter_SOAPBinding" name="SoapPort"&gt;</text:p>
            <text:p text:style-name="C_5f_Code"><text:s text:c="2"/>&lt;jms:address jndiConnectionFactoryName="ConnectionFactory" </text:p>
            <text:p text:style-name="C_5f_Code"><text:s text:c="15"/>jndiDestinationName="dynamicQueues/test.Celtix.jmstransport"&gt;</text:p>
            <text:p text:style-name="C_5f_Code"><text:s text:c="3"/>&lt;jms:JMSNamingProperty name="java.naming.factory.initial"</text:p>
            <text:p text:style-name="C_5f_Code"><text:s text:c="26"/>value="org.activemq.jndi.ActiveMQInitialContextFactory" /&gt;</text:p>
            <text:p text:style-name="C_5f_Code"><text:s text:c="3"/>&lt;jms:JMSNamingProperty name="java.naming.provider.url"</text:p>
            <text:p text:style-name="C_5f_Code"><text:s text:c="26"/>value="tcp://localhost:61616" /&gt;</text:p>
            <text:p text:style-name="C_5f_Code"><text:s text:c="2"/>&lt;/jms:address&gt;</text:p>
            <text:p text:style-name="C_5f_Code"><text:s/>&lt;/port&gt;</text:p>
            <text:p text:style-name="C_5f_Code">&lt;/service&gt;</text:p>
          </table:table-cell>
        </table:table-row>
      </table:table>
      <text:p text:style-name="Text">Text <text:sequence text:ref-name="refText2" text:name="Text" text:formula="ooow:Text+1" style:num-format="1">3</text:sequence>: Celtix JMS Port</text:p>
      <text:h text:style-name="SS_5f_Subsection" text:outline-level="2">Using Celtix Configuration</text:h>
      <text:p text:style-name="N_5f_Normal">In addition to using the WSDL file to specify the connection information for a JMS endpoint, you can supply it in the endpoint's configuration file. The information in the configuration file will override the information in the endpoint's WSDL file.</text:p>
      <text:p text:style-name="N_5f_Normal">JMS connection information is specified using the <text:span text:style-name="Code_20_in_20_Text">jmsAddress</text:span> property. The <text:span text:style-name="Code_20_in_20_Text">jmsAddress</text:span> property has a single value: <text:span text:style-name="Code_20_in_20_Text">jms:address</text:span>. It is identical to the jms:address element used in the WSDL file. Its attributes are listed in <text:sequence-ref text:reference-format="category-and-value" text:ref-name="refTable0">Table 1</text:sequence-ref>. Like the <text:span text:style-name="Code_20_in_20_Text">j</text:span><text:span text:style-name="Code_20_in_20_Text"><text:span text:style-name="Code_20_in_20_Text">m</text:span></text:span><text:span text:style-name="Code_20_in_20_Text">s:address</text:span> element in the WSDL file, the <text:span text:style-name="Code_20_in_20_Text">jms:address</text:span> property also has a <text:span text:style-name="Code_20_in_20_Text">jms:JMSNamingProperties</text:span> child element that is used to specify additional information used to connect to a JNDI provider. For more information on populating this element see <text:a xlink:type="simple" xlink:href="#JMSNamingProperties">JMSNamingProperties</text:a>.</text:p>
      <text:p text:style-name="N_5f_Normal">The <text:span text:style-name="Code_20_in_20_Text">jmsAddress</text:span> property can be specified in either the client configuration bean or the service configuration bean.</text:p>
      <text:p text:style-name="BL_5f_BlockLabel">Example</text:p>
      <text:p text:style-name="P4"><text:sequence-ref text:reference-format="category-and-value" text:ref-name="refText3">Text 4</text:sequence-ref> shows a Celtix configuration entry for configuring the addressing information for a JMS consumer endpoint.</text:p>
      <table:table table:name="Table9" table:style-name="Table9">
        <table:table-column table:style-name="Table9.A"/>
        <table:table-row>
          <table:table-cell table:style-name="Table9.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client"</text:p>
            <text:p text:style-name="C_5f_Code"><text:s text:c="8"/>class="org.objectweb.celtix.bus.transports.jms.jms_client_config.spring.JMSClientConfigBean"&gt;</text:p>
            <text:p text:style-name="P5"><text:s text:c="4"/>&lt;property name="jmsAddress"&gt;</text:p>
            <text:p text:style-name="C_5f_Code"><text:s text:c="7"/>&lt;value&gt;</text:p>
            <text:p text:style-name="C_5f_Code"><text:s text:c="9"/>&lt;jms:address destinationStyle="queue"</text:p>
            <text:p text:style-name="C_5f_Code"><text:s text:c="22"/>jndiConnectionFactoryName="MockConnectionFactory"</text:p>
            <text:p text:style-name="C_5f_Code"><text:s text:c="22"/>jndiDestinationName="myOwnDestination"</text:p>
            <text:p text:style-name="C_5f_Code"><text:s text:c="22"/>jndiReplyDestinationName="myOwnReplyDestination"</text:p>
            <text:p text:style-name="C_5f_Code"><text:s text:c="22"/>connectionUserName="testUser"</text:p>
            <text:p text:style-name="C_5f_Code"><text:s text:c="22"/>connectionPassword="testPassword"&gt;</text:p>
            <text:p text:style-name="C_5f_Code"><text:s text:c="11"/>&lt;jms:JMSNamingProperty name="java.naming.factory.initial"</text:p>
            <text:p text:style-name="C_5f_Code"><text:s text:c="12"/>value="org.objectweb.celtix.transport.jms.MockInitialContextFactory"/&gt;</text:p>
            <text:p text:style-name="C_5f_Code"><text:s text:c="11"/>&lt;jms:JMSNamingProperty name="java.naming.provider.url"</text:p>
            <text:p text:style-name="C_5f_Code"><text:s text:c="34"/>value="tcp://localhost:61616"/&gt;</text:p>
            <text:p text:style-name="C_5f_Code"><text:s text:c="9"/>&lt;/jms:address&gt;</text:p>
            <text:p text:style-name="C_5f_Code"><text:s text:c="7"/>&lt;/value&gt;</text:p>
            <text:p text:style-name="C_5f_Code"><text:s text:c="5"/>&lt;/property&gt;</text:p>
            <text:p text:style-name="C_5f_Code">...</text:p>
            <text:p text:style-name="C_5f_Code">&lt;/beans&gt;</text:p>
          </table:table-cell>
        </table:table-row>
      </table:table>
      <text:p text:style-name="N_5f_Normal">Text <text:sequence text:ref-name="refText3" text:name="Text" text:formula="ooow:Text+1" style:num-format="1">4</text:sequence>: Addressing Information in Celtix Configuratio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_5f_Section" text:outline-level="1">Consumer Endpoint Configuration</text:h>
      <text:p text:style-name="N_5f_Normal">JMS consumer endpoints specify the type of messages they use. JMS consumer endpoint can use either a JMS <text:span text:style-name="Code_20_in_20_Text">ObjectMessage</text:span> or a JMS <text:span text:style-name="Code_20_in_20_Text">TextMessage</text:span>. When using an <text:span text:style-name="Code_20_in_20_Text">ObjectMessage</text:span> the consumer endpoint uses a <text:span text:style-name="Code_20_in_20_Text">byte[]</text:span> as the method for storing data into and retrieving data from the JMS message body. When messages are sent, the message data, including any formating information, is packaged into a <text:span text:style-name="Code_20_in_20_Text">byte[]</text:span> and placed into the JMS message body before it is placed on the wire. When messages are received, the consumer endpoint will attempt to unmarshall the data stored in the JMS body as if it were packed in a <text:span text:style-name="Code_20_in_20_Text">byte[]</text:span>.</text:p>
      <text:p text:style-name="N_5f_Normal">When using a <text:span text:style-name="Code_20_in_20_Text">TextMessage</text:span>, the consumer endpoint uses a string as the method for storing and retrieving data from the JMS message body. When messages are sent, the message information, including any format-specific information, is converted into a string and placed into the JMS message body. When messages are received the consumer endpoint will attempt to unmashall the data stored in the JMS message body as if it were packed into a string.</text:p>
      <text:p text:style-name="N_5f_Normal">When a native JMS applications interact with Celtix consumers, the JMS application is responsible for interpreting the message and the formatting information. For example, if the Celtix contract specifies that the binding used for a JMS endpoint is SOAP, and the messages are packaged as <text:span text:style-name="Code_20_in_20_Text">TextMessage</text:span>, the receiving JMS application will get a text message containing all of the SOAP envelope information.</text:p>
      <text:p text:style-name="N_5f_Normal">Consumer endpoint can be configured in one of two ways:</text:p>
      <text:list text:style-name="List_20_1">
        <text:list-item text:start-value="1">
          <text:p text:style-name="LB_5f_ListBullet"><text:a xlink:type="simple" xlink:href="#3.1.Using Celtix Configuration|outline">Celtix configuration</text:a></text:p>
        </text:list-item>
        <text:list-item>
          <text:p text:style-name="LB_5f_ListBullet"><text:a xlink:type="simple" xlink:href="#3.2.Using WSDL|outline">WSDL file</text:a></text:p>
        </text:list-item>
      </text:list>
      <text:p text:style-name="N_5f_Normal">The recommended method is to place the consumer endpoint specific information into the Celtix configuration file for the endpoint.</text:p>
      <text:h text:style-name="SS_5f_Subsection" text:outline-level="2">Using Celtix Configuration</text:h>
      <text:p text:style-name="N_5f_Normal">Consumer endpoint configuration is specified using the <text:span text:style-name="Code_20_in_20_Text">org.objectweb.celtix.bus.transports.jms.jms_client_config.spring.JMSClientConfigBean</text:span> class for the configuration bean. Using this configuration bean, you specify the message type supported by the consumer endpoint using the <text:span text:style-name="Code_20_in_20_Text">jmsClient</text:span> property. It has a single value, <text:span text:style-name="Code_20_in_20_Text">jms:client</text:span>, that has a single attribute:</text:p>
      <table:table table:name="Table7" table:style-name="Table7">
        <table:table-column table:style-name="Table7.A"/>
        <table:table-column table:style-name="Table7.B"/>
        <table:table-row table:style-name="Table7.1">
          <table:table-cell table:style-name="Table7.A1" office:value-type="string">
            <text:p text:style-name="N_5f_Normal"><text:span text:style-name="Code_20_in_20_Text">messageType</text:span></text:p>
          </table:table-cell>
          <table:table-cell table:style-name="Table7.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p text:style-name="BL_5f_BlockLabel">Example</text:p>
      <text:p text:style-name="P4"><text:sequence-ref text:reference-format="category-and-value" text:ref-name="refText4">Text 5</text:sequence-ref> shows a Celtix configuration entry for configuring a JMS consumer endpoint.</text:p>
      <table:table table:name="Table8" table:style-name="Table8">
        <table:table-column table:style-name="Table8.A"/>
        <table:table-row>
          <table:table-cell table:style-name="Table8.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client"</text:p>
            <text:p text:style-name="C_5f_Code"><text:s text:c="8"/>class="org.objectweb.celtix.bus.transports.jms.jms_client_config.spring.JMSClientConfigBean"&gt;</text:p>
            <text:p text:style-name="C_5f_Code"><text:s text:c="4"/>&lt;property name="jmsClient"&gt;</text:p>
            <text:p text:style-name="C_5f_Code"><text:s text:c="6"/>&lt;value&gt;</text:p>
            <text:p text:style-name="C_5f_Code"><text:s text:c="8"/>&lt;jms:client messageType="binary" /&gt;</text:p>
            <text:p text:style-name="C_5f_Code"><text:s text:c="6"/>&lt;/value&gt;</text:p>
            <text:p text:style-name="C_5f_Code"><text:s text:c="4"/>&lt;/property&gt;</text:p>
            <text:p text:style-name="C_5f_Code"><text:s text:c="2"/>&lt;/bean&gt;</text:p>
            <text:p text:style-name="C_5f_Code"><text:s text:c="2"/>...</text:p>
            <text:p text:style-name="C_5f_Code">&lt;/beans&gt;</text:p>
          </table:table-cell>
        </table:table-row>
      </table:table>
      <text:p text:style-name="N_5f_Normal">Text <text:sequence text:ref-name="refText4" text:name="Text" text:formula="ooow:Text+1" style:num-format="1">5</text:sequence>: Configuration for a JMS consumer endpoint</text:p>
      <text:p text:style-name="BL_5f_BlockLabel">Adding address information</text:p>
      <text:p text:style-name="P4">In addition to specifying the <text:span text:style-name="Code_20_in_20_Text">jmsClient</text:span> property, you can also specify the contact information used by the consumer for contacting a service endpoint. This is done by adding the <text:span text:style-name="Code_20_in_20_Text">jmsAddress</text:span> property to the consumer endpoint's configuration bea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The type of messages accepted by a JMS consumer endpoint is configured using the optional <text:span text:style-name="Code_20_in_20_Text">jms:client</text:span> element. The <text:span text:style-name="Code_20_in_20_Text">jms:client</text:span> element is a child of the WSDL <text:span text:style-name="Code_20_in_20_Text">port</text:span> element and has one attribute:</text:p>
      <table:table table:name="Table1" table:style-name="Table1">
        <table:table-column table:style-name="Table1.A"/>
        <table:table-column table:style-name="Table1.B"/>
        <table:table-row table:style-name="Table1.1">
          <table:table-cell table:style-name="Table1.A1" office:value-type="string">
            <text:p text:style-name="N_5f_Normal"><text:span text:style-name="Code_20_in_20_Text">messageType</text:span></text:p>
          </table:table-cell>
          <table:table-cell table:style-name="Table1.B1" office:value-type="string">
            <text:p text:style-name="N_5f_Normal">Specifies how the message data will be packaged as a JMS message. <text:span text:style-name="Code_20_in_20_Text">text</text:span> specifies that the data will be packaged as a <text:span text:style-name="Code_20_in_20_Text">TextMessage</text:span>. <text:span text:style-name="Code_20_in_20_Text">binary</text:span> specifies that the data will be packaged as an <text:span text:style-name="Code_20_in_20_Text">ObjectMessage</text:span>.</text:p>
          </table:table-cell>
        </table:table-row>
      </table:table>
      <text:h text:style-name="S_5f_Section" text:outline-level="1">Service Endpoint Configuration</text:h>
      <text:p text:style-name="N_5f_Normal">JMS service endpoints have a number of behaviors that are configurable in the contract. These include:</text:p>
      <text:list text:style-name="List_20_1">
        <text:list-item text:start-value="1">
          <text:p text:style-name="LB_5f_ListBullet">how messages are correlated</text:p>
        </text:list-item>
        <text:list-item>
          <text:p text:style-name="LB_5f_ListBullet">the use of durable subscriptions</text:p>
        </text:list-item>
        <text:list-item>
          <text:p text:style-name="LB_5f_ListBullet">if the service uses local JMS transactions</text:p>
        </text:list-item>
        <text:list-item>
          <text:p text:style-name="LB_5f_ListBullet">the message selectors used by the endpoint</text:p>
        </text:list-item>
      </text:list>
      <text:p text:style-name="N_5f_Normal">Service endpoints can be configure in one of two ways:</text:p>
      <text:list text:style-name="List_20_1">
        <text:list-item text:start-value="1">
          <text:p text:style-name="LB_5f_ListBullet"><text:a xlink:type="simple" xlink:href="#4.1.Using Celtix Configuration|outline">Celtix configuration</text:a></text:p>
        </text:list-item>
        <text:list-item>
          <text:p text:style-name="LB_5f_ListBullet"><text:a xlink:type="simple" xlink:href="#6.2.Using WSDL|outline">WSDL file</text:a></text:p>
        </text:list-item>
      </text:list>
      <text:h text:style-name="SS_5f_Subsection" text:outline-level="2">Using Celtix Configuration</text:h>
      <text:p text:style-name="N_5f_Normal">Service endpoint configuration is specified using the <text:span text:style-name="Code_20_in_20_Text">org.objectweb.celtix.bus.transports.jms.jms_server_config.spring.JMSServerConfigBean</text:span> class for the configuration bean. Using this configuration bean, you specify the service endpoint's behaviors using the <text:span text:style-name="Code_20_in_20_Text">jmsServer</text:span> property. It has a single value, <text:span text:style-name="Code_20_in_20_Text">jms:server</text:span>, that has a the following attributes:</text:p>
      <table:table table:name="Table10" table:style-name="Table10">
        <table:table-column table:style-name="Table10.A"/>
        <table:table-column table:style-name="Table10.B"/>
        <table:table-row table:style-name="Table10.1">
          <table:table-cell office:value-type="string">
            <text:p text:style-name="N_5f_Normal"><text:span text:style-name="Code_20_in_20_Text">useMessageIDAsCorrealationID</text:span></text:p>
          </table:table-cell>
          <table:table-cell office:value-type="string">
            <text:p text:style-name="N_5f_Normal">Specifies whether the JMS broker will use the message ID to correlate messages. The default is <text:span text:style-name="Code_20_in_20_Text">false</text:span>.</text:p>
          </table:table-cell>
        </table:table-row>
        <table:table-row table:style-name="Table10.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10.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10.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p text:style-name="BL_5f_BlockLabel">Example</text:p>
      <text:p text:style-name="P4"><text:sequence-ref text:reference-format="category-and-value" text:ref-name="refText5">Text 6</text:sequence-ref> shows a Celtix configuration entry for configuring a JMS service endpoint.</text:p>
      <table:table table:name="Table11" table:style-name="Table11">
        <table:table-column table:style-name="Table11.A"/>
        <table:table-row>
          <table:table-cell table:style-name="Table11.A1" office:value-type="string">
            <text:p text:style-name="C_5f_Code">&lt;beans xmlns:ct<text:span text:style-name="T1">="http://celtix.objectweb.org/configuration/types"</text:span></text:p>
            <text:p text:style-name="C_5f_Code"><text:s text:c="7"/>xmlns:jms="http://celtix.objectweb.org/transports/jms"&gt;</text:p>
            <text:p text:style-name="C_5f_Code">...</text:p>
            <text:p text:style-name="C_5f_Code"><text:s text:c="2"/>&lt;bean id="celtix.{http://celtix.objectweb.org/jms_conf_test}</text:p>
            <text:p text:style-name="C_5f_Code">HelloWorldQueueBinMsgService/HelloWorldQueueBinMsgPort.jms-server"</text:p>
            <text:p text:style-name="C_5f_Code"><text:s text:c="8"/>class="org.objectweb.celtix.bus.transports.jms.jms_server_config.spring.JMSServerConfigBean"&gt;</text:p>
            <text:p text:style-name="C_5f_Code"><text:s text:c="4"/>&lt;property name="jmsServer"&gt;</text:p>
            <text:p text:style-name="C_5f_Code"><text:s text:c="6"/>&lt;value&gt;</text:p>
            <text:p text:style-name="C_5f_Code"><text:s text:c="8"/>&lt;jms:server messageSelector="pickMe"</text:p>
            <text:p text:style-name="C_5f_Code"><text:s text:c="20"/>useMessageIDAsCorrelationID="true"</text:p>
            <text:p text:style-name="C_5f_Code"><text:s text:c="20"/>transactional="false"</text:p>
            <text:p text:style-name="C_5f_Code"><text:s text:c="20"/>durableSubscriberName="CeltixSubscriber" /&gt;</text:p>
            <text:p text:style-name="C_5f_Code"><text:s text:c="6"/>&lt;/value&gt;</text:p>
            <text:p text:style-name="C_5f_Code"><text:s text:c="4"/>&lt;/property&gt;</text:p>
            <text:p text:style-name="C_5f_Code"><text:s text:c="2"/>&lt;/bean&gt;</text:p>
            <text:p text:style-name="C_5f_Code"><text:s text:c="2"/>...</text:p>
            <text:p text:style-name="C_5f_Code">&lt;/beans&gt;</text:p>
          </table:table-cell>
        </table:table-row>
      </table:table>
      <text:p text:style-name="N_5f_Normal">Text <text:sequence text:ref-name="refText5" text:name="Text" text:formula="ooow:Text+1" style:num-format="1">6</text:sequence>: Configuration for a JMS service endpoint</text:p>
      <text:p text:style-name="BL_5f_BlockLabel">Adding address information</text:p>
      <text:p text:style-name="P4">In addition to specifying the <text:span text:style-name="Code_20_in_20_Text">jmsServer</text:span> property, you can also specify the contact information of the service endpoint. This is done by adding the <text:span text:style-name="Code_20_in_20_Text">jmsAddress</text:span> property to the service endpoint's configuration bean.</text:p>
      <text:p text:style-name="BL_5f_BlockLabel">More information</text:p>
      <text:p text:style-name="P4">For more information on using Celtix configuration see the <text:a xlink:type="simple" xlink:href="http://celtix.objectweb.org/docs/user_guides/configuration/configuration.html">Celtix Configuration Guide</text:a>.</text:p>
      <text:h text:style-name="SS_5f_Subsection" text:outline-level="2">Using WSDL</text:h>
      <text:p text:style-name="N_5f_Normal">Service endpoint behaviors are configured using the optional <text:span text:style-name="Code_20_in_20_Text">jms:server</text:span> element. The <text:span text:style-name="Code_20_in_20_Text">jms:server</text:span> element is a child of the WSDL <text:span text:style-name="Code_20_in_20_Text">port</text:span> element and has the following attributes:</text:p>
      <table:table table:name="Table2" table:style-name="Table2">
        <table:table-column table:style-name="Table2.A"/>
        <table:table-column table:style-name="Table2.B"/>
        <table:table-row table:style-name="Table2.1">
          <table:table-cell office:value-type="string">
            <text:p text:style-name="N_5f_Normal"><text:span text:style-name="Code_20_in_20_Text">useMessageIDAsCorrealationID</text:span></text:p>
          </table:table-cell>
          <table:table-cell office:value-type="string">
            <text:p text:style-name="N_5f_Normal">Specifies whether JMS will use the message ID to correlate messages. The default is <text:span text:style-name="Code_20_in_20_Text">false</text:span>.</text:p>
          </table:table-cell>
        </table:table-row>
        <table:table-row table:style-name="Table2.1">
          <table:table-cell office:value-type="string">
            <text:p text:style-name="N_5f_Normal"><text:span text:style-name="Code_20_in_20_Text">durableSubscriberName</text:span></text:p>
          </table:table-cell>
          <table:table-cell office:value-type="string">
            <text:p text:style-name="N_5f_Normal">Specifies the name used to register a durable subscription.</text:p>
          </table:table-cell>
        </table:table-row>
        <table:table-row table:style-name="Table2.1">
          <table:table-cell office:value-type="string">
            <text:p text:style-name="N_5f_Normal"><text:span text:style-name="Code_20_in_20_Text">messageSelector</text:span></text:p>
          </table:table-cell>
          <table:table-cell office:value-type="string">
            <text:p text:style-name="N_5f_Normal">Specifies the string value of a message selector to use. For more information on the syntax used to specify message selectors, see the JMS 1.1 specification.</text:p>
          </table:table-cell>
        </table:table-row>
        <table:table-row table:style-name="Table2.1">
          <table:table-cell office:value-type="string">
            <text:p text:style-name="N_5f_Normal"><text:span text:style-name="Code_20_in_20_Text">transactional</text:span></text:p>
          </table:table-cell>
          <table:table-cell office:value-type="string">
            <text:p text:style-name="N_5f_Normal">Specifies whether the local JMS broker will create transactions around message processing. The default is <text:span text:style-name="Code_20_in_20_Text">false</text:span>. Currently, this is not supported by the runtime.</text:p>
          </table:table-cell>
        </table:table-row>
      </table:table>
      <text:h text:style-name="S_5f_Section" text:outline-level="1">Using the JMS Context</text:h>
      <text:p text:style-name="N_5f_Normal">The Celtix context mechanism can be used to inspect a number of the properties associated with a JMS message. The context mechanism can also be used to override some of the JMS endpoint's configuration.</text:p>
      <text:h text:style-name="SS_5f_Subsection" text:outline-level="2">Inspecting JMS Properties</text:h>
      <text:p text:style-name="N_5f_Normal">Once a message has been successfully retrieved from the JMS transport you can inspect the JMS header properties using the consumer's response context. In addition, you can see how long the client will wait for a response before timing out.</text:p>
      <text:p text:style-name="BL_5f_BlockLabel">JMS Header Properties</text:p>
      <text:p text:style-name="N_5f_Normal">The <text:a xlink:type="simple" xlink:href="#Table12|table">JMS properties table</text:a> lists the properties in the JMS header that you can inspect. The JMS header properties are retrieved using the response context's <text:span text:style-name="Code_20_in_20_Text">get()</text:span> method and supplying the value <text:span text:style-name="Code_20_in_20_Text">org.objectweb.celtix.jms.client.response.headers</text:span>. The returned properties will be of type <text:span text:style-name="Code_20_in_20_Text">JMSMessageHeadersType</text:span>.</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Property Name</text:p>
            </table:table-cell>
            <table:table-cell table:style-name="Table12.A1" office:value-type="string">
              <text:p text:style-name="Table_20_Heading">Property Type</text:p>
            </table:table-cell>
            <table:table-cell table:style-name="Table12.C1" office:value-type="string">
              <text:p text:style-name="Table_20_Heading">Getter Method</text:p>
            </table:table-cell>
          </table:table-row>
        </table:table-header-rows>
        <table:table-row>
          <table:table-cell table:style-name="Table12.A2" office:value-type="string">
            <text:p text:style-name="N_5f_Normal">Correlation ID</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CorralationID()</text:span></text:p>
          </table:table-cell>
        </table:table-row>
        <table:table-row>
          <table:table-cell table:style-name="Table12.A2" office:value-type="string">
            <text:p text:style-name="N_5f_Normal">Delivery Mode</text:p>
          </table:table-cell>
          <table:table-cell table:style-name="Table12.A2" office:value-type="string">
            <text:p text:style-name="N_5f_Normal"><text:span text:style-name="Code_20_in_20_Text">int</text:span></text:p>
          </table:table-cell>
          <table:table-cell table:style-name="Table12.C2" office:value-type="string">
            <text:p text:style-name="N_5f_Normal"><text:span text:style-name="Code_20_in_20_Text">getJMSDeliveryMode()</text:span></text:p>
          </table:table-cell>
        </table:table-row>
        <table:table-row>
          <table:table-cell table:style-name="Table12.A2" office:value-type="string">
            <text:p text:style-name="N_5f_Normal">Message Expiration</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JMSExpiration()</text:span></text:p>
          </table:table-cell>
        </table:table-row>
        <table:table-row>
          <table:table-cell table:style-name="Table12.A2" office:value-type="string">
            <text:p text:style-name="N_5f_Normal">Message ID</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MessageID()</text:span></text:p>
          </table:table-cell>
        </table:table-row>
        <table:table-row>
          <table:table-cell table:style-name="Table12.A2" office:value-type="string">
            <text:p text:style-name="N_5f_Normal">Priority</text:p>
          </table:table-cell>
          <table:table-cell table:style-name="Table12.A2" office:value-type="string">
            <text:p text:style-name="N_5f_Normal"><text:span text:style-name="Code_20_in_20_Text">int</text:span></text:p>
          </table:table-cell>
          <table:table-cell table:style-name="Table12.C2" office:value-type="string">
            <text:p text:style-name="N_5f_Normal"><text:span text:style-name="Code_20_in_20_Text">getJMSPriority()</text:span></text:p>
          </table:table-cell>
        </table:table-row>
        <table:table-row>
          <table:table-cell table:style-name="Table12.A2" office:value-type="string">
            <text:p text:style-name="N_5f_Normal">Redelivered</text:p>
          </table:table-cell>
          <table:table-cell table:style-name="Table12.A2" office:value-type="string">
            <text:p text:style-name="N_5f_Normal"><text:span text:style-name="Code_20_in_20_Text">boolean</text:span></text:p>
          </table:table-cell>
          <table:table-cell table:style-name="Table12.C2" office:value-type="string">
            <text:p text:style-name="N_5f_Normal"><text:span text:style-name="Code_20_in_20_Text">getJMSRedlivered()</text:span></text:p>
          </table:table-cell>
        </table:table-row>
        <table:table-row>
          <table:table-cell table:style-name="Table12.A2" office:value-type="string">
            <text:p text:style-name="N_5f_Normal">Time Stamp</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JMSTimeStamp()</text:span></text:p>
          </table:table-cell>
        </table:table-row>
        <table:table-row>
          <table:table-cell table:style-name="Table12.A2" office:value-type="string">
            <text:p text:style-name="N_5f_Normal">Type</text:p>
          </table:table-cell>
          <table:table-cell table:style-name="Table12.A2" office:value-type="string">
            <text:p text:style-name="N_5f_Normal"><text:span text:style-name="Code_20_in_20_Text">string</text:span></text:p>
          </table:table-cell>
          <table:table-cell table:style-name="Table12.C2" office:value-type="string">
            <text:p text:style-name="N_5f_Normal"><text:span text:style-name="Code_20_in_20_Text">getJMSType()</text:span></text:p>
          </table:table-cell>
        </table:table-row>
        <table:table-row>
          <table:table-cell table:style-name="Table12.A2" office:value-type="string">
            <text:p text:style-name="N_5f_Normal">Time To Live</text:p>
          </table:table-cell>
          <table:table-cell table:style-name="Table12.A2" office:value-type="string">
            <text:p text:style-name="N_5f_Normal"><text:span text:style-name="Code_20_in_20_Text">long</text:span></text:p>
          </table:table-cell>
          <table:table-cell table:style-name="Table12.C2" office:value-type="string">
            <text:p text:style-name="N_5f_Normal"><text:span text:style-name="Code_20_in_20_Text">getTimeToLive()</text:span></text:p>
          </table:table-cell>
        </table:table-row>
      </table:table>
      <text:p text:style-name="Table">Table <text:sequence text:ref-name="refTable1" text:name="Table" text:formula="ooow:Table+1" style:num-format="1">1</text:sequence>.: JMS Header Properties</text:p>
      <text:p text:style-name="N_5f_Normal">In addition, you can inspect any optional properties stored in the JMS header using <text:span text:style-name="Code_20_in_20_Text">JMSMessageHeadersType.getProperty()</text:span>. The optional properties are returned as a <text:span text:style-name="Code_20_in_20_Text">List</text:span> of <text:span text:style-name="Code_20_in_20_Text">JMSPropertyType</text:span>. Optional properties are stored as name/value pairs.</text:p>
      <text:p text:style-name="BL_5f_BlockLabel">Example</text:p>
      <text:p text:style-name="P4"><text:sequence-ref text:reference-format="category-and-value" text:ref-name="refText6">Text 7</text:sequence-ref> shows code for inspecting some of the JSM properties using the response context.</text:p>
      <table:table table:name="Table13" table:style-name="Table13">
        <table:table-column table:style-name="Table13.A"/>
        <table:table-row>
          <table:table-cell table:style-name="Table13.A1" office:value-type="string">
            <text:p text:style-name="C_5f_Code"><text:span text:style-name="T1">// Proxy greeter initialized previously</text:span></text:p>
            <text:p text:style-name="C_5f_Code"><text:span text:style-name="T1">InvocationHandler handler = Proxy.getInvocationHandler(greeter);</text:span></text:p>
            <text:p text:style-name="C_5f_Code"><text:span text:style-name="T1"/></text:p>
            <text:p text:style-name="C_5f_Code"><text:span text:style-name="T1">// Invoke on greeter proxy</text:span></text:p>
            <text:p text:style-name="C_5f_Code"><text:span text:style-name="T1"/></text:p>
            <text:p text:style-name="C_5f_Code">BindingProvider bp= null;</text:p>
            <text:p text:style-name="C_5f_Code">if (handler instanceof BindingProvider)</text:p>
            <text:p text:style-name="C_5f_Code">{</text:p>
            <text:p text:style-name="C_5f_Code"><text:s text:c="2"/>bp = (BindingProvider)handler;</text:p>
            <text:p text:style-name="C_5f_Code"><text:s text:c="2"/>Map&lt;String, Object&gt; responseContext = bp.getResponseContext();</text:p>
            <text:p text:style-name="C_5f_Code"/>
            <text:p text:style-name="C_5f_Code"><text:s text:c="2"/>JMSMessageHeadersType responseHdr = (JMSMessageHeadersType)</text:p>
            <text:p text:style-name="C_5f_Code"><text:s text:c="4"/>responseContext.get("org.objectweb.celtix.jms.client.response.headers");</text:p>
            <text:p text:style-name="C_5f_Code"><text:s text:c="2"/>if (responseHdr != null)</text:p>
            <text:p text:style-name="C_5f_Code"><text:s text:c="2"/>{</text:p>
            <text:p text:style-name="C_5f_Code"><text:s text:c="4"/>System.out.println("Correlation ID: "+responseHdr.getJMSCorrelationID());</text:p>
            <text:p text:style-name="C_5f_Code"><text:s text:c="4"/>System.out.println("Message Priority: "+responseHdr.getJMSPriority());</text:p>
            <text:p text:style-name="C_5f_Code"><text:s text:c="4"/>System.out.println("Redelivered: "+responseHdr.getRedelivered());</text:p>
            <text:p text:style-name="C_5f_Code"><text:s text:c="2"/>}</text:p>
            <text:p text:style-name="C_5f_Code">}</text:p>
          </table:table-cell>
        </table:table-row>
      </table:table>
      <text:p text:style-name="N_5f_Normal">Text <text:sequence text:ref-name="refText6" text:name="Text" text:formula="ooow:Text+1" style:num-format="1">7</text:sequence>: Reading JMS Properties from the Response Context</text:p>
      <text:p text:style-name="N_5f_Normal">The code in <text:span text:style-name="T2"><text:sequence-ref text:reference-format="category-and-value" text:ref-name="refText6">Text 7</text:sequence-ref></text:span><text:span text:style-name="T2"> does the following:</text:span></text:p>
      <text:list text:style-name="Numbering_20_1">
        <text:list-item text:start-value="1">
          <text:p text:style-name="P6">Gets the <text:span text:style-name="Code_20_in_20_Text">InvocationHandler</text:span> for the proxy whose message headers you want to inspect.</text:p>
        </text:list-item>
        <text:list-item>
          <text:p text:style-name="P7">Casts the returned <text:span text:style-name="Code_20_in_20_Text">InvocationHandler</text:span> object into a <text:span text:style-name="Code_20_in_20_Text">BindingProvider</text:span> object to retrieve the response context.</text:p>
        </text:list-item>
        <text:list-item>
          <text:p text:style-name="P7">Gets the response context.</text:p>
        </text:list-item>
        <text:list-item>
          <text:p text:style-name="P7">Retrieves the JMS message headers from the response context.</text:p>
        </text:list-item>
        <text:list-item>
          <text:p text:style-name="P7">Prints some of the message header properties.</text:p>
        </text:list-item>
      </text:list>
      <text:h text:style-name="SS_5f_Subsection" text:outline-level="2">Setting JMS Properties</text:h>
      <text:p text:style-name="N_5f_Normal">Using the request context in a consumer endpoint, you can set a number of the JMS message header properties and the consumer endpoint's timeout value. These properties are valid for a single invocation. You will need to reset them each time you invoke an operation on the service proxy.</text:p>
      <text:p text:style-name="BL_5f_BlockLabel">JMS Header Properties</text:p>
      <text:p text:style-name="N_5f_Normal">The <text:a xlink:type="simple" xlink:href="#Table14|table">JMS properties table</text:a> lists the properties in the JMS header that you can set using the consumer endpoint's request context.</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Table_20_Heading">Property Name</text:p>
            </table:table-cell>
            <table:table-cell table:style-name="Table14.A1" office:value-type="string">
              <text:p text:style-name="Table_20_Heading">Property Type</text:p>
            </table:table-cell>
            <table:table-cell table:style-name="Table14.C1" office:value-type="string">
              <text:p text:style-name="Table_20_Heading">Setter Method</text:p>
            </table:table-cell>
          </table:table-row>
        </table:table-header-rows>
        <table:table-row>
          <table:table-cell table:style-name="Table14.A2" office:value-type="string">
            <text:p text:style-name="N_5f_Normal">Correlation ID</text:p>
          </table:table-cell>
          <table:table-cell table:style-name="Table14.A2" office:value-type="string">
            <text:p text:style-name="N_5f_Normal"><text:span text:style-name="Code_20_in_20_Text">string</text:span></text:p>
          </table:table-cell>
          <table:table-cell table:style-name="Table14.C2" office:value-type="string">
            <text:p text:style-name="N_5f_Normal"><text:span text:style-name="Code_20_in_20_Text">setJMSCorralationID()</text:span></text:p>
          </table:table-cell>
        </table:table-row>
        <table:table-row>
          <table:table-cell table:style-name="Table14.A2" office:value-type="string">
            <text:p text:style-name="N_5f_Normal">Delivery Mode</text:p>
          </table:table-cell>
          <table:table-cell table:style-name="Table14.A2" office:value-type="string">
            <text:p text:style-name="N_5f_Normal"><text:span text:style-name="Code_20_in_20_Text">int</text:span></text:p>
          </table:table-cell>
          <table:table-cell table:style-name="Table14.C2" office:value-type="string">
            <text:p text:style-name="N_5f_Normal"><text:span text:style-name="Code_20_in_20_Text">setJMSDeliveryMode()</text:span></text:p>
          </table:table-cell>
        </table:table-row>
        <table:table-row>
          <table:table-cell table:style-name="Table14.A2" office:value-type="string">
            <text:p text:style-name="N_5f_Normal">Time To Live</text:p>
          </table:table-cell>
          <table:table-cell table:style-name="Table14.A2" office:value-type="string">
            <text:p text:style-name="N_5f_Normal"><text:span text:style-name="Code_20_in_20_Text">long</text:span></text:p>
          </table:table-cell>
          <table:table-cell table:style-name="Table14.C2" office:value-type="string">
            <text:p text:style-name="N_5f_Normal"><text:span text:style-name="Code_20_in_20_Text">setTimeToLive()</text:span></text:p>
          </table:table-cell>
        </table:table-row>
      </table:table>
      <text:p text:style-name="Table">Table <text:sequence text:ref-name="refTable2" text:name="Table" text:formula="ooow:Table+1" style:num-format="1">2</text:sequence>.: Settable JMS Header Properties</text:p>
      <text:p text:style-name="N_5f_Normal">To set these properties do the following:</text:p>
      <text:list text:style-name="Numbering_20_1">
        <text:list-item text:start-value="1">
          <text:p text:style-name="LNF_5f_ListNumberFirst">Create a <text:span text:style-name="Code_20_in_20_Text">JMSMessageHeadersType</text:span> object.</text:p>
        </text:list-item>
        <text:list-item>
          <text:p text:style-name="LN_5f_ListNumber">Populate the values you wish to set using the appropriate setter methods from the <text:a xlink:type="simple" xlink:href="#Table14|table">JMS properties table</text:a>.</text:p>
        </text:list-item>
        <text:list-item>
          <text:p text:style-name="LN_5f_ListNumber">Set the values into the request context by calling the request context's <text:span text:style-name="Code_20_in_20_Text">put()</text:span> method using <text:span text:style-name="Code_20_in_20_Text">org.objectweb.celtix.jms.client.request.headers</text:span> as the first argument and the new <text:span text:style-name="Code_20_in_20_Text">JMSMessageHeadersType</text:span> object as the second argument.</text:p>
        </text:list-item>
      </text:list>
      <text:p text:style-name="BL_5f_BlockLabel">Optional JMS Header Properties</text:p>
      <text:p text:style-name="N_5f_Normal">You can also set optional properties into the JMS header. Optional JMS header properties are stored in the <text:span text:style-name="Code_20_in_20_Text">JMSMessageHeadersType</text:span> object that is used to set the other JMS header properties. They are stored as a <text:span text:style-name="Code_20_in_20_Text">List</text:span> of <text:span text:style-name="Code_20_in_20_Text">JMSPropertyType</text:span>. To add optional properties to the JMS header do the following:</text:p>
      <text:list text:style-name="Numbering_20_1">
        <text:list-item text:start-value="1">
          <text:p text:style-name="P6">Create a <text:span text:style-name="Code_20_in_20_Text">JMSPropertyType</text:span> object.</text:p>
        </text:list-item>
        <text:list-item>
          <text:p text:style-name="P7">Set the property's name field using <text:span text:style-name="Code_20_in_20_Text">setName()</text:span>.</text:p>
        </text:list-item>
        <text:list-item>
          <text:p text:style-name="P7">Set the property's value field using <text:span text:style-name="Code_20_in_20_Text">setValue()</text:span>.</text:p>
        </text:list-item>
        <text:list-item>
          <text:p text:style-name="P7">Add the property to the JMS message header to the JMS message header using <text:span text:style-name="Code_20_in_20_Text">JMSMessageHeadersType.getProperty().add(JMSPropertyType)</text:span>.</text:p>
        </text:list-item>
        <text:list-item>
          <text:p text:style-name="P7">Repeat steps 1 through 4 until all of the properties have been added to the message header.</text:p>
        </text:list-item>
      </text:list>
      <text:p text:style-name="BL_5f_BlockLabel">Client Receive Timeout</text:p>
      <text:p text:style-name="N_5f_Normal">In addition to the JMS header properties, you can set the amount of time a consumer endpoint will wait for a response before timing out. You set the value by calling the request context's <text:span text:style-name="Code_20_in_20_Text">put()</text:span> method with <text:span text:style-name="Code_20_in_20_Text">org.celtix.jms.client.timeout</text:span> as the first argument and a <text:span text:style-name="Code_20_in_20_Text">long</text:span> representing the amount of time in milliseconds that you want to consumer to wait as the second argument.</text:p>
      <text:p text:style-name="BL_5f_BlockLabel">Example</text:p>
      <text:p text:style-name="P4"><text:sequence-ref text:reference-format="category-and-value" text:ref-name="refText7">Text 8</text:sequence-ref> shows code for setting some of the JMS properties using the request context.</text:p>
      <table:table table:name="Table15" table:style-name="Table15">
        <table:table-column table:style-name="Table15.A"/>
        <table:table-row>
          <table:table-cell table:style-name="Table15.A1" office:value-type="string">
            <text:p text:style-name="C_5f_Code"><text:span text:style-name="T1">// Proxy greeter initialized previously</text:span></text:p>
            <text:p text:style-name="C_5f_Code"><text:span text:style-name="T1">InvocationHandler handler = Proxy.getInvocationHandler(greeter);</text:span></text:p>
            <text:p text:style-name="C_5f_Code"><text:span text:style-name="T1"/></text:p>
            <text:p text:style-name="C_5f_Code">BindingProvider bp= null;</text:p>
            <text:p text:style-name="C_5f_Code">if (handler instanceof BindingProvider)</text:p>
            <text:p text:style-name="C_5f_Code">{</text:p>
            <text:p text:style-name="C_5f_Code"><text:s text:c="2"/>bp = (BindingProvider)handler;</text:p>
            <text:p text:style-name="C_5f_Code"><text:s text:c="2"/>Map&lt;String, Object&gt; requestContext = bp.getRequestContext();</text:p>
            <text:p text:style-name="C_5f_Code"/>
            <text:p text:style-name="C_5f_Code"><text:s text:c="2"/>JMSMessageHeadersType requestHdr = new JMSMessageHeadersType();</text:p>
            <text:p text:style-name="C_5f_Code"><text:s text:c="2"/>requestHdr.setJMSCorrelationID("WithBob");</text:p>
            <text:p text:style-name="C_5f_Code"><text:s text:c="2"/>requestHdr.setJMSExpiration(3600000L);</text:p>
            <text:p text:style-name="C_5f_Code"/>
            <text:p text:style-name="C_5f_Code"><text:s text:c="2"/>JMSPropertyType prop = new JMSPropertyType;</text:p>
            <text:p text:style-name="C_5f_Code"><text:s text:c="2"/>prop.setName("MyProperty");</text:p>
            <text:p text:style-name="C_5f_Code"><text:s text:c="2"/>prop.setValue("Bluebird");</text:p>
            <text:p text:style-name="C_5f_Code"><text:s text:c="2"/>requestHdr.getProperty().add(prop);</text:p>
            <text:p text:style-name="C_5f_Code"/>
            <text:p text:style-name="C_5f_Code"><text:s text:c="2"/>requestContext.put("org.objectweb.celtix.jms.client.request.headers",</text:p>
            <text:p text:style-name="C_5f_Code"><text:s text:c="21"/>requestHdr);</text:p>
            <text:p text:style-name="C_5f_Code"/>
            <text:p text:style-name="C_5f_Code"><text:s text:c="2"/>requestContext.put("org.objectweb.celtix.client.timeout", new Long(1000));</text:p>
            <text:p text:style-name="C_5f_Code">}</text:p>
          </table:table-cell>
        </table:table-row>
      </table:table>
      <text:p text:style-name="N_5f_Normal">Text <text:sequence text:ref-name="refText7" text:name="Text" text:formula="ooow:Text+1" style:num-format="1">8</text:sequence>: Setting JMS Properties using the Request Context</text:p>
      <text:p text:style-name="N_5f_Normal">The code in <text:span text:style-name="T2"><text:sequence-ref text:reference-format="category-and-value" text:ref-name="refText7">Text 8</text:sequence-ref></text:span><text:span text:style-name="T2"> does the following:</text:span></text:p>
      <text:list text:style-name="Numbering_20_1">
        <text:list-item text:start-value="1">
          <text:p text:style-name="P6">Gets the <text:span text:style-name="Code_20_in_20_Text">InvocationHandler</text:span> for the proxy whose JMS properties you want to change.</text:p>
        </text:list-item>
        <text:list-item>
          <text:p text:style-name="P7">Casts the returned <text:span text:style-name="Code_20_in_20_Text">InvocationHandler</text:span> object into a <text:span text:style-name="Code_20_in_20_Text">BindingProvider</text:span> object to retrieve the request context.</text:p>
        </text:list-item>
        <text:list-item>
          <text:p text:style-name="P7">Gets the request context.</text:p>
        </text:list-item>
        <text:list-item>
          <text:p text:style-name="P7">Creates a JMSMessageHeadersType object to hold the new message header values.</text:p>
        </text:list-item>
        <text:list-item>
          <text:p text:style-name="P7">Sets the Correlation ID.</text:p>
        </text:list-item>
        <text:list-item>
          <text:p text:style-name="P7">Sets the Expiration property to 60 minutes.</text:p>
        </text:list-item>
        <text:list-item>
          <text:p text:style-name="P7">Creates a new JMSPropertyType object.</text:p>
        </text:list-item>
        <text:list-item>
          <text:p text:style-name="P7">Sets the values for the optional property.</text:p>
        </text:list-item>
        <text:list-item>
          <text:p text:style-name="P7">Adds the optional property to the message header.</text:p>
        </text:list-item>
        <text:list-item>
          <text:p text:style-name="P7">Sets the JMS message header values into the request context.</text:p>
        </text:list-item>
        <text:list-item>
          <text:p text:style-name="P7">Sets the client receive timeout property to 1 seco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Courier New3" svg:font-family="'Courier New'" style:font-family-generic="modern"/>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BL_5f_BlockLabel" style:display-name="BL_BlockLabel" style:family="paragraph" style:parent-style-name="Heading_20_3" style:next-style-name="N_5f_Normal">
      <style:paragraph-properties fo:margin-top="0.1701in" fo:margin-bottom="0.0201in" fo:background-color="transparent" style:shadow="none">
        <style:tab-stops/>
        <style:background-image/>
      </style:paragraph-properties>
      <style:text-properties fo:color="#cc6633" style:font-name="Arial2"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Basic Endpoint Configuration</text:chapter>:<text:chapter text:display="name" text:outline-level="2">Using Celtix Configuration</text:chapter></text:p>
      </style:header>
      <style:footer>
        <text:p text:style-name="Footer_20_left"><text:page-number style:num-format="1" text:select-page="current">3</text:page-number></text:p>
      </style:footer>
    </style:master-page>
    <style:master-page style:name="Right_20_Page" style:display-name="Right Page" style:page-layout-name="pm4" style:next-style-name="Left_20_Page">
      <style:header>
        <text:p text:style-name="Header_20_right"><text:chapter text:display="name" text:outline-level="1">Basic Endpoint Configuration</text:chapter>:<text:chapter text:display="name" text:outline-level="2">Using WSDL</text:chapter></text:p>
      </style:header>
      <style:footer>
        <text:p text:style-name="Footer_20_right"><text:page-number style:num-format="1"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6-02-22T10:05:13</meta:creation-date>
    <dc:creator>Eric Johnson</dc:creator>
    <dc:date>2006-04-05T11:17:26</dc:date>
    <dc:language>en-US</dc:language>
    <meta:editing-cycles>660</meta:editing-cycles>
    <meta:editing-duration>P1DT7H18M4S</meta:editing-duration>
    <meta:user-defined meta:name="Info 1"/>
    <meta:user-defined meta:name="Info 2"/>
    <meta:user-defined meta:name="Info 3"/>
    <meta:user-defined meta:name="Info 4"/>
    <meta:document-statistic meta:table-count="15" meta:image-count="0" meta:object-count="0" meta:page-count="11" meta:paragraph-count="338" meta:word-count="2764" meta:character-count="20846"/>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ub Insert_Code_Table
rem ----------------------------------------------------------------------
rem define variables
dim document   as object
dim dispatcher as object
rem ----------------------------------------------------------------------
rem get access to the document
document   = ThisComponent.CurrentController.Frame
dispatcher = createUnoService("com.sun.star.frame.DispatchHelper")

rem ----------------------------------------------------------------------
dim args1(4) as new com.sun.star.beans.PropertyValue
args1(0).Name = "TableName"
args1(0).Value = "Table3"
args1(1).Name = "Columns"
args1(1).Value = 1
args1(2).Name = "Rows"
args1(2).Value = 1
args1(3).Name = "Flags"
args1(3).Value = 9
args1(4).Name = "AutoFormat"
args1(4).Value = "Celtix Code"

dispatcher.executeDispatch(document, ".uno:InsertTable",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